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85cm"/>
      <style:paragraph-properties style:writing-mode="lr-tb"/>
    </style:style>
    <style:style style:name="gr6" style:family="graphic" style:parent-style-name="objectwithoutfill">
      <style:graphic-properties svg:stroke-width="0.106cm" svg:stroke-color="#ff4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objectwithoutfill">
      <style:graphic-properties draw:stroke="solid" draw:marker-end="Arrow" draw:marker-end-width="0.3cm" draw:fill="solid" draw:textarea-vertical-align="middl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3.302cm" svg:y1="3.556cm" svg:x2="3.048cm" svg:y2="25.146cm">
          <text:p/>
        </draw:line>
        <draw:line draw:style-name="gr1" draw:text-style-name="P1" draw:layer="layout" svg:x1="12.13cm" svg:y1="3.556cm" svg:x2="11.876cm" svg:y2="25.146cm">
          <text:p/>
        </draw:line>
        <draw:frame draw:style-name="gr2" draw:text-style-name="P2" draw:layer="layout" svg:width="4.826cm" svg:height="0.962cm" svg:x="6.096cm" svg:y="0.762cm">
          <draw:text-box>
            <text:p>Register</text:p>
          </draw:text-box>
        </draw:frame>
        <draw:line draw:style-name="gr3" draw:text-style-name="P1" draw:layer="layout" svg:x1="4.064cm" svg:y1="4.572cm" svg:x2="11.43cm" svg:y2="4.572cm">
          <text:p/>
        </draw:line>
        <draw:line draw:style-name="gr3" draw:text-style-name="P1" draw:layer="layout" svg:x1="11.176cm" svg:y1="8.382cm" svg:x2="3.556cm" svg:y2="8.382cm">
          <text:p/>
        </draw:line>
        <draw:line draw:style-name="gr3" draw:text-style-name="P1" draw:layer="layout" svg:x1="4.064cm" svg:y1="12.954cm" svg:x2="11.43cm" svg:y2="12.954cm">
          <text:p/>
        </draw:line>
        <draw:line draw:style-name="gr3" draw:text-style-name="P1" draw:layer="layout" svg:x1="10.668cm" svg:y1="18.034cm" svg:x2="3.81cm" svg:y2="18.034cm">
          <text:p/>
        </draw:line>
        <draw:frame draw:style-name="gr2" draw:text-style-name="P2" draw:layer="layout" svg:width="3.302cm" svg:height="0.962cm" svg:x="2.286cm" svg:y="2.286cm">
          <draw:text-box>
            <text:p>Client</text:p>
          </draw:text-box>
        </draw:frame>
        <draw:frame draw:style-name="gr2" draw:text-style-name="P2" draw:layer="layout" svg:width="3.302cm" svg:height="0.962cm" svg:x="11.176cm" svg:y="2.34cm">
          <draw:text-box>
            <text:p>Server</text:p>
          </draw:text-box>
        </draw:frame>
        <draw:frame draw:style-name="gr2" draw:text-style-name="P4" draw:layer="layout" svg:width="3.302cm" svg:height="0.806cm" draw:transform="rotate (0.00802851455917392) translate (6.121cm 3.9cm)">
          <draw:text-box>
            <text:p text:style-name="P3"><text:span text:style-name="T1">Register</text:span></text:p>
          </draw:text-box>
        </draw:frame>
        <draw:frame draw:style-name="gr4" draw:text-style-name="P4" draw:layer="layout" svg:width="7.013cm" svg:height="2.384cm" draw:transform="rotate (-0.00733038285837686) translate (4.83cm 7.695cm)">
          <draw:text-box>
            <text:p text:style-name="P3"><text:span text:style-name="T1">Register salt1, aeskey</text:span></text:p>
          </draw:text-box>
        </draw:frame>
        <draw:frame draw:style-name="gr5" draw:text-style-name="P4" draw:layer="layout" svg:width="8.327cm" svg:height="2.235cm" draw:transform="rotate (0.00366519142918809) translate (3.61cm 12.251cm)">
          <draw:text-box>
            <text:p text:style-name="P3"><text:span text:style-name="T1">Account username, hashpassword, questions, answers</text:span></text:p>
          </draw:text-box>
        </draw:frame>
        <draw:line draw:style-name="gr6" draw:text-style-name="P1" draw:layer="layout" svg:x1="1.27cm" svg:y1="15.494cm" svg:x2="5.08cm" svg:y2="15.494cm">
          <text:p/>
        </draw:line>
        <draw:frame draw:style-name="gr7" draw:text-style-name="P2" draw:layer="layout" svg:width="3.499cm" svg:height="0.962cm" svg:x="1.124cm" svg:y="14.586cm">
          <draw:text-box>
            <text:p>Insert card</text:p>
          </draw:text-box>
        </draw:frame>
        <draw:frame draw:style-name="gr2" draw:text-style-name="P4" draw:layer="layout" svg:width="4.064cm" svg:height="1.361cm" draw:transform="rotate (-0.0162315620435474) translate (5.081cm 17.369cm)">
          <draw:text-box>
            <text:p text:style-name="P3"><text:span text:style-name="T1">Userexists / confirmregist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3.302cm" svg:y1="3.556cm" svg:x2="3.048cm" svg:y2="25.146cm">
          <text:p/>
        </draw:line>
        <draw:line draw:style-name="gr1" draw:text-style-name="P1" draw:layer="layout" svg:x1="12.13cm" svg:y1="3.556cm" svg:x2="11.876cm" svg:y2="25.146cm">
          <text:p/>
        </draw:line>
        <draw:frame draw:style-name="gr9" draw:text-style-name="P2" draw:layer="layout" svg:width="4.826cm" svg:height="1.016cm" svg:x="5.334cm" svg:y="0.508cm">
          <draw:text-box>
            <text:p>Authentication</text:p>
          </draw:text-box>
        </draw:frame>
        <draw:frame draw:style-name="gr2" draw:text-style-name="P2" draw:layer="layout" svg:width="3.302cm" svg:height="0.962cm" svg:x="2.286cm" svg:y="2.286cm">
          <draw:text-box>
            <text:p>Client</text:p>
          </draw:text-box>
        </draw:frame>
        <draw:frame draw:style-name="gr2" draw:text-style-name="P2" draw:layer="layout" svg:width="3.302cm" svg:height="0.962cm" svg:x="11.176cm" svg:y="2.34cm">
          <draw:text-box>
            <text:p>Server</text:p>
          </draw:text-box>
        </draw:frame>
        <draw:line draw:style-name="gr6" draw:text-style-name="P1" draw:layer="layout" svg:x1="1.524cm" svg:y1="7.566cm" svg:x2="5.334cm" svg:y2="7.566cm">
          <text:p/>
        </draw:line>
        <draw:frame draw:style-name="gr7" draw:text-style-name="P2" draw:layer="layout" svg:width="3.499cm" svg:height="0.962cm" svg:x="1.378cm" svg:y="6.658cm">
          <draw:text-box>
            <text:p>Insert card</text:p>
          </draw:text-box>
        </draw:frame>
        <draw:line draw:style-name="gr3" draw:text-style-name="P1" draw:layer="layout" svg:x1="3.81cm" svg:y1="4.264cm" svg:x2="11.43cm" svg:y2="4.264cm">
          <text:p/>
        </draw:line>
        <draw:line draw:style-name="gr3" draw:text-style-name="P1" draw:layer="layout" svg:x1="3.71cm" svg:y1="8.382cm" svg:x2="11.33cm" svg:y2="8.382cm">
          <text:p/>
        </draw:line>
        <draw:line draw:style-name="gr3" draw:text-style-name="P1" draw:layer="layout" svg:x1="3.656cm" svg:y1="12.7cm" svg:x2="11.276cm" svg:y2="12.7cm">
          <text:p/>
        </draw:line>
        <draw:line draw:style-name="gr3" draw:text-style-name="P1" draw:layer="layout" svg:x1="3.61cm" svg:y1="17.018cm" svg:x2="11.23cm" svg:y2="17.018cm">
          <text:p/>
        </draw:line>
        <draw:line draw:style-name="gr3" draw:text-style-name="P1" draw:layer="layout" svg:x1="3.556cm" svg:y1="21.336cm" svg:x2="11.176cm" svg:y2="21.336cm">
          <text:p/>
        </draw:line>
        <draw:line draw:style-name="gr3" draw:text-style-name="P1" draw:layer="layout" svg:x1="11.176cm" svg:y1="6.35cm" svg:x2="3.81cm" svg:y2="6.35cm">
          <text:p/>
        </draw:line>
        <draw:line draw:style-name="gr3" draw:text-style-name="P1" draw:layer="layout" svg:x1="11.176cm" svg:y1="10.668cm" svg:x2="3.81cm" svg:y2="10.668cm">
          <text:p/>
        </draw:line>
        <draw:line draw:style-name="gr3" draw:text-style-name="P1" draw:layer="layout" svg:x1="10.922cm" svg:y1="14.986cm" svg:x2="3.556cm" svg:y2="14.986cm">
          <text:p/>
        </draw:line>
        <draw:line draw:style-name="gr3" draw:text-style-name="P1" draw:layer="layout" svg:x1="10.922cm" svg:y1="19.304cm" svg:x2="3.556cm" svg:y2="19.304cm">
          <text:p/>
        </draw:line>
        <draw:line draw:style-name="gr3" draw:text-style-name="P1" draw:layer="layout" svg:x1="10.922cm" svg:y1="23.622cm" svg:x2="3.556cm" svg:y2="23.622cm">
          <text:p/>
        </draw:line>
        <draw:frame draw:style-name="gr10" draw:text-style-name="P4" draw:layer="layout" svg:width="1.662cm" svg:height="0.806cm" svg:x="6.604cm" svg:y="3.556cm">
          <draw:text-box>
            <text:p text:style-name="P3"><text:span text:style-name="T1">Auth</text:span></text:p>
          </draw:text-box>
        </draw:frame>
        <draw:frame draw:style-name="gr11" draw:text-style-name="P4" draw:layer="layout" svg:width="3.556cm" svg:height="1.505cm" svg:x="6.55cm" svg:y="5.588cm">
          <draw:text-box>
            <text:p text:style-name="P3"><text:span text:style-name="T1">identity</text:span></text:p>
          </draw:text-box>
        </draw:frame>
        <draw:frame draw:style-name="gr12" draw:text-style-name="P4" draw:layer="layout" svg:width="4.764cm" svg:height="1.1cm" svg:x="5.434cm" svg:y="7.736cm">
          <draw:text-box>
            <text:p text:style-name="P3"><text:span text:style-name="T1">Identity username</text:span></text:p>
          </draw:text-box>
        </draw:frame>
        <draw:frame draw:style-name="gr13" draw:text-style-name="P7" draw:layer="layout" svg:width="5.334cm" svg:height="1.361cm" svg:x="5.188cm" svg:y="10.006cm">
          <draw:text-box>
            <text:p text:style-name="P6"><text:span text:style-name="T1">Denyid/</text:span></text:p>
            <text:p text:style-name="P6"><text:span text:style-name="T1">Confirmid salt1 salt2</text:span></text:p>
          </draw:text-box>
        </draw:frame>
        <draw:frame draw:style-name="gr14" draw:text-style-name="P4" draw:layer="layout" svg:width="3.948cm" svg:height="0.806cm" svg:x="5.542cm" svg:y="11.938cm">
          <draw:text-box>
            <text:p text:style-name="P3"><text:span text:style-name="T1">Password hash</text:span></text:p>
          </draw:text-box>
        </draw:frame>
        <draw:frame draw:style-name="gr15" draw:text-style-name="P7" draw:layer="layout" svg:width="3.61cm" svg:height="1.361cm" svg:x="5.788cm" svg:y="14.324cm">
          <draw:text-box>
            <text:p text:style-name="P6"><text:span text:style-name="T1">denypass/</text:span></text:p>
            <text:p text:style-name="P6"><text:span text:style-name="T1">Confirmpass</text:span></text:p>
          </draw:text-box>
        </draw:frame>
        <draw:frame draw:style-name="gr15" draw:text-style-name="P7" draw:layer="layout" svg:width="3.61cm" svg:height="1.361cm" svg:x="5.888cm" svg:y="16.319cm">
          <draw:text-box>
            <text:p text:style-name="P6"><text:span text:style-name="T1">Iris biometry</text:span></text:p>
          </draw:text-box>
        </draw:frame>
        <draw:frame draw:style-name="gr15" draw:text-style-name="P7" draw:layer="layout" svg:width="3.61cm" svg:height="1.361cm" svg:x="5.788cm" svg:y="18.605cm">
          <draw:text-box>
            <text:p text:style-name="P6"><text:span text:style-name="T1">denyiris/</text:span></text:p>
            <text:p text:style-name="P6"><text:span text:style-name="T1">Confirmiris</text:span></text:p>
          </draw:text-box>
        </draw:frame>
        <draw:frame draw:style-name="gr15" draw:text-style-name="P7" draw:layer="layout" svg:width="3.61cm" svg:height="1.361cm" svg:x="5.534cm" svg:y="23.023cm">
          <draw:text-box>
            <text:p text:style-name="P6"><text:span text:style-name="T1">denyaes/</text:span></text:p>
            <text:p text:style-name="P6"><text:span text:style-name="T1">Confirmaes</text:span></text:p>
          </draw:text-box>
        </draw:frame>
        <draw:frame draw:style-name="gr15" draw:text-style-name="P7" draw:layer="layout" svg:width="3.61cm" svg:height="1.361cm" svg:x="6.234cm" svg:y="20.637cm">
          <draw:text-box>
            <text:p text:style-name="P6"><text:span text:style-name="T1">Aes key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" draw:text-style-name="P1" draw:layer="layout" svg:x1="3.302cm" svg:y1="3.556cm" svg:x2="3.048cm" svg:y2="25.146cm">
          <text:p/>
        </draw:line>
        <draw:line draw:style-name="gr1" draw:text-style-name="P1" draw:layer="layout" svg:x1="12.13cm" svg:y1="3.556cm" svg:x2="11.876cm" svg:y2="25.146cm">
          <text:p/>
        </draw:line>
        <draw:frame draw:style-name="gr16" draw:text-style-name="P2" draw:layer="layout" svg:width="5.842cm" svg:height="1.673cm" svg:x="5.488cm" svg:y="0.067cm">
          <draw:text-box>
            <text:p>Change password </text:p>
          </draw:text-box>
        </draw:frame>
        <draw:line draw:style-name="gr17" draw:text-style-name="P8" draw:layer="layout" svg:x1="4.064cm" svg:y1="5.472cm" svg:x2="11.43cm" svg:y2="5.472cm">
          <text:p><text:span text:style-name="T1"/></text:p>
        </draw:line>
        <draw:line draw:style-name="gr3" draw:text-style-name="P1" draw:layer="layout" svg:x1="11.476cm" svg:y1="7.782cm" svg:x2="3.856cm" svg:y2="7.782cm">
          <text:p/>
        </draw:line>
        <draw:line draw:style-name="gr3" draw:text-style-name="P1" draw:layer="layout" svg:x1="4.064cm" svg:y1="14.254cm" svg:x2="11.43cm" svg:y2="14.254cm">
          <text:p/>
        </draw:line>
        <draw:line draw:style-name="gr3" draw:text-style-name="P1" draw:layer="layout" svg:x1="11.176cm" svg:y1="16.824cm" svg:x2="4.318cm" svg:y2="16.824cm">
          <text:p/>
        </draw:line>
        <draw:frame draw:style-name="gr2" draw:text-style-name="P2" draw:layer="layout" svg:width="3.302cm" svg:height="0.962cm" svg:x="2.286cm" svg:y="2.286cm">
          <draw:text-box>
            <text:p>Client</text:p>
          </draw:text-box>
        </draw:frame>
        <draw:frame draw:style-name="gr2" draw:text-style-name="P2" draw:layer="layout" svg:width="3.302cm" svg:height="0.962cm" svg:x="11.176cm" svg:y="2.34cm">
          <draw:text-box>
            <text:p>Server</text:p>
          </draw:text-box>
        </draw:frame>
        <draw:line draw:style-name="gr6" draw:text-style-name="P1" draw:layer="layout" svg:x1="1.316cm" svg:y1="4.156cm" svg:x2="5.126cm" svg:y2="4.156cm">
          <text:p/>
        </draw:line>
        <draw:frame draw:style-name="gr7" draw:text-style-name="P2" draw:layer="layout" svg:width="3.499cm" svg:height="0.962cm" svg:x="1.37cm" svg:y="3.248cm">
          <draw:text-box>
            <text:p>Insert card</text:p>
          </draw:text-box>
        </draw:frame>
        <draw:line draw:style-name="gr3" draw:text-style-name="P1" draw:layer="layout" svg:x1="4.064cm" svg:y1="9.754cm" svg:x2="11.43cm" svg:y2="9.754cm">
          <text:p/>
        </draw:line>
        <draw:line draw:style-name="gr3" draw:text-style-name="P1" draw:layer="layout" svg:x1="11.176cm" svg:y1="12.124cm" svg:x2="4.318cm" svg:y2="12.124cm">
          <text:p/>
        </draw:line>
        <draw:line draw:style-name="gr3" draw:text-style-name="P1" draw:layer="layout" svg:x1="3.81cm" svg:y1="19.274cm" svg:x2="11.176cm" svg:y2="19.274cm">
          <text:p/>
        </draw:line>
        <draw:line draw:style-name="gr3" draw:text-style-name="P1" draw:layer="layout" svg:x1="10.922cm" svg:y1="21.844cm" svg:x2="4.064cm" svg:y2="21.844cm">
          <text:p/>
        </draw:line>
        <draw:frame draw:style-name="gr7" draw:text-style-name="P4" draw:layer="layout" svg:width="5.624cm" svg:height="0.806cm" svg:x="4.99cm" svg:y="4.766cm">
          <draw:text-box>
            <text:p text:style-name="P9"><text:span text:style-name="T1">Changepass username</text:span></text:p>
          </draw:text-box>
        </draw:frame>
        <draw:frame draw:style-name="gr7" draw:text-style-name="P4" draw:layer="layout" svg:width="4.503cm" svg:height="0.806cm" svg:x="5.526cm" svg:y="7.112cm">
          <draw:text-box>
            <text:p text:style-name="P9"><text:span text:style-name="T1">Question question</text:span></text:p>
          </draw:text-box>
        </draw:frame>
        <draw:frame draw:style-name="gr7" draw:text-style-name="P4" draw:layer="layout" svg:width="6.209cm" svg:height="0.806cm" svg:x="4.703cm" svg:y="9.1cm">
          <draw:text-box>
            <text:p text:style-name="P9"><text:span text:style-name="T1">Answerquestion response</text:span></text:p>
          </draw:text-box>
        </draw:frame>
        <draw:frame draw:style-name="gr7" draw:text-style-name="P4" draw:layer="layout" svg:width="3.732cm" svg:height="1.361cm" svg:x="5.913cm" svg:y="11.43cm">
          <draw:text-box>
            <text:p text:style-name="P9"><text:span text:style-name="T1">Password salt/</text:span></text:p>
            <text:p text:style-name="P9"><text:span text:style-name="T1">denychange</text:span></text:p>
          </draw:text-box>
        </draw:frame>
        <draw:frame draw:style-name="gr7" draw:text-style-name="P4" draw:layer="layout" svg:width="3.207cm" svg:height="0.806cm" svg:x="5.92cm" svg:y="13.625cm">
          <draw:text-box>
            <text:p text:style-name="P9"><text:span text:style-name="T1">Iris biometry</text:span></text:p>
          </draw:text-box>
        </draw:frame>
        <draw:frame draw:style-name="gr15" draw:text-style-name="P7" draw:layer="layout" svg:width="3.61cm" svg:height="1.361cm" svg:x="6.042cm" svg:y="16.156cm">
          <draw:text-box>
            <text:p text:style-name="P6"><text:span text:style-name="T1">denyiris/</text:span></text:p>
            <text:p text:style-name="P6"><text:span text:style-name="T1">Confirmiris</text:span></text:p>
          </draw:text-box>
        </draw:frame>
        <draw:frame draw:style-name="gr7" draw:text-style-name="P4" draw:layer="layout" svg:width="3.897cm" svg:height="0.806cm" svg:x="5.683cm" svg:y="18.542cm">
          <draw:text-box>
            <text:p text:style-name="P9"><text:span text:style-name="T1">Passhash hash</text:span></text:p>
          </draw:text-box>
        </draw:frame>
        <draw:frame draw:style-name="gr7" draw:text-style-name="P4" draw:layer="layout" svg:width="2.653cm" svg:height="0.806cm" svg:x="6.088cm" svg:y="21.038cm">
          <draw:text-box>
            <text:p text:style-name="P9"><text:span text:style-name="T1">changeok</text:span></text:p>
          </draw:text-box>
        </draw:frame>
        <presentation:notes draw:style-name="dp1">
          <draw:page-thumbnail draw:style-name="gr8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1" draw:text-style-name="P1" draw:layer="layout" svg:x1="3.276cm" svg:y1="3.557cm" svg:x2="3.022cm" svg:y2="25.147cm">
          <text:p/>
        </draw:line>
        <draw:line draw:style-name="gr1" draw:text-style-name="P1" draw:layer="layout" svg:x1="12.104cm" svg:y1="3.557cm" svg:x2="11.85cm" svg:y2="25.147cm">
          <text:p/>
        </draw:line>
        <draw:frame draw:style-name="gr16" draw:text-style-name="P2" draw:layer="layout" svg:width="5.842cm" svg:height="1.673cm" svg:x="5.462cm" svg:y="0.068cm">
          <draw:text-box>
            <text:p>Change card </text:p>
          </draw:text-box>
        </draw:frame>
        <draw:line draw:style-name="gr17" draw:text-style-name="P8" draw:layer="layout" svg:x1="4.038cm" svg:y1="5.473cm" svg:x2="11.404cm" svg:y2="5.473cm">
          <text:p/>
        </draw:line>
        <draw:line draw:style-name="gr3" draw:text-style-name="P1" draw:layer="layout" svg:x1="11.45cm" svg:y1="7.783cm" svg:x2="3.83cm" svg:y2="7.783cm">
          <text:p/>
        </draw:line>
        <draw:line draw:style-name="gr3" draw:text-style-name="P1" draw:layer="layout" svg:x1="4.038cm" svg:y1="19.355cm" svg:x2="11.404cm" svg:y2="19.355cm">
          <text:p/>
        </draw:line>
        <draw:line draw:style-name="gr3" draw:text-style-name="P1" draw:layer="layout" svg:x1="11.15cm" svg:y1="21.525cm" svg:x2="4.292cm" svg:y2="21.525cm">
          <text:p/>
        </draw:line>
        <draw:frame draw:style-name="gr2" draw:text-style-name="P2" draw:layer="layout" svg:width="3.302cm" svg:height="0.962cm" svg:x="2.26cm" svg:y="2.287cm">
          <draw:text-box>
            <text:p>Client</text:p>
          </draw:text-box>
        </draw:frame>
        <draw:frame draw:style-name="gr2" draw:text-style-name="P2" draw:layer="layout" svg:width="3.302cm" svg:height="0.962cm" svg:x="11.15cm" svg:y="2.341cm">
          <draw:text-box>
            <text:p>Server</text:p>
          </draw:text-box>
        </draw:frame>
        <draw:line draw:style-name="gr3" draw:text-style-name="P1" draw:layer="layout" svg:x1="4.038cm" svg:y1="9.755cm" svg:x2="11.404cm" svg:y2="9.755cm">
          <text:p/>
        </draw:line>
        <draw:line draw:style-name="gr3" draw:text-style-name="P1" draw:layer="layout" svg:x1="11.15cm" svg:y1="12.125cm" svg:x2="4.292cm" svg:y2="12.125cm">
          <text:p/>
        </draw:line>
        <draw:frame draw:style-name="gr7" draw:text-style-name="P4" draw:layer="layout" svg:width="5.54cm" svg:height="0.806cm" svg:x="4.964cm" svg:y="4.767cm">
          <draw:text-box>
            <text:p text:style-name="P9"><text:span text:style-name="T1">Changecard username</text:span></text:p>
          </draw:text-box>
        </draw:frame>
        <draw:frame draw:style-name="gr7" draw:text-style-name="P4" draw:layer="layout" svg:width="4.503cm" svg:height="0.806cm" svg:x="5.5cm" svg:y="7.113cm">
          <draw:text-box>
            <text:p text:style-name="P9"><text:span text:style-name="T1">Question question</text:span></text:p>
          </draw:text-box>
        </draw:frame>
        <draw:frame draw:style-name="gr7" draw:text-style-name="P4" draw:layer="layout" svg:width="6.209cm" svg:height="0.806cm" svg:x="4.677cm" svg:y="9.101cm">
          <draw:text-box>
            <text:p text:style-name="P9"><text:span text:style-name="T1">Answerquestion response</text:span></text:p>
          </draw:text-box>
        </draw:frame>
        <draw:frame draw:style-name="gr7" draw:text-style-name="P4" draw:layer="layout" svg:width="5.336cm" svg:height="1.361cm" svg:x="5.887cm" svg:y="11.431cm">
          <draw:text-box>
            <text:p text:style-name="P9"><text:span text:style-name="T1">Password salt1, salt2/</text:span></text:p>
            <text:p text:style-name="P9"><text:span text:style-name="T1">denychange</text:span></text:p>
          </draw:text-box>
        </draw:frame>
        <draw:frame draw:style-name="gr7" draw:text-style-name="P4" draw:layer="layout" svg:width="3.207cm" svg:height="0.806cm" svg:x="5.894cm" svg:y="18.626cm">
          <draw:text-box>
            <text:p text:style-name="P9"><text:span text:style-name="T1">Iris biometry</text:span></text:p>
          </draw:text-box>
        </draw:frame>
        <draw:frame draw:style-name="gr18" draw:text-style-name="P7" draw:layer="layout" svg:width="5.816cm" svg:height="1.916cm" svg:x="5.08cm" svg:y="20.857cm">
          <draw:text-box>
            <text:p text:style-name="P6"><text:span text:style-name="T1">Cardchange aeskey/</text:span></text:p>
            <text:p text:style-name="P6"><text:span text:style-name="T1">denychange</text:span></text:p>
          </draw:text-box>
        </draw:frame>
        <draw:line draw:style-name="gr3" draw:text-style-name="P1" draw:layer="layout" svg:x1="4.064cm" svg:y1="14.912cm" svg:x2="11.43cm" svg:y2="14.912cm">
          <text:p/>
        </draw:line>
        <draw:frame draw:style-name="gr7" draw:text-style-name="P4" draw:layer="layout" svg:width="3.897cm" svg:height="0.806cm" svg:x="5.937cm" svg:y="14.18cm">
          <draw:text-box>
            <text:p text:style-name="P9"><text:span text:style-name="T1">Passhash hash</text:span></text:p>
          </draw:text-box>
        </draw:frame>
        <draw:line draw:style-name="gr3" draw:text-style-name="P1" draw:layer="layout" svg:x1="11.322cm" svg:y1="16.719cm" svg:x2="3.956cm" svg:y2="16.719cm">
          <text:p/>
        </draw:line>
        <draw:frame draw:style-name="gr15" draw:text-style-name="P7" draw:layer="layout" svg:width="3.61cm" svg:height="1.361cm" svg:x="5.988cm" svg:y="16.057cm">
          <draw:text-box>
            <text:p text:style-name="P6"><text:span text:style-name="T1">denypass/</text:span></text:p>
            <text:p text:style-name="P6"><text:span text:style-name="T1">Confirmpas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3:13:25.835355929</meta:creation-date>
    <dc:date>2021-01-08T14:04:51.866258776</dc:date>
    <meta:editing-duration>PT10M3S</meta:editing-duration>
    <meta:editing-cycles>3</meta:editing-cycles>
    <meta:generator>LibreOffice/6.4.6.2$Linux_X86_64 LibreOffice_project/40$Build-2</meta:generator>
    <meta:document-statistic meta:object-count="115"/>
  </office:meta>
</office:document-meta>
</file>